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text:span><text:line-break/><text:span text:style-name="Strong_20_Emphasis">Penguin Thermoregulation and Collective Behavior in a Simulated Wind Environment</text:span></text:p>
      <text:p text:style-name="Horizontal_20_Line"/>
      <text:p text:style-name="Text_20_body"><text:span text:style-name="Strong_20_Emphasis">Abstract</text:span><text:line-break/>This simulation models the thermoregulatory behavior of emperor penguins in response to environmental factors such as air temperature, wind, and radiant heat from nearby individuals. Each penguin is represented as an agent that attempts to maintain its body temperature within a biologically plausible range by dynamically adjusting its position based on thermal gradients and crowd density. The model combines a heat transfer differential equation with agent-based movement rules to replicate clustering (huddling) behaviors and thermal homeostasis.</text:p>
      <text:p text:style-name="Horizontal_20_Line"/>
      <text:p text:style-name="Text_20_body"><text:span text:style-name="Strong_20_Emphasis">1. Introduction</text:span><text:line-break/>Emperor penguins exhibit collective thermoregulation through huddling, enabling them to survive extreme Antarctic conditions. This project simulates such behavior by treating each penguin as a dynamic cylinder with internal heat generation, heat loss to the environment, and radiative exchange with neighbors. The system uses both continuous and discrete modeling elements to simulate thermal evolution and agent motion in a wind-affected environment.</text:p>
      <text:p text:style-name="Horizontal_20_Line"/>
      <text:p text:style-name="Text_20_body"><text:span text:style-name="Strong_20_Emphasis">2. Governing Differential Equation</text:span><text:line-break/>Each penguin’s body temperature evolves based on four mechanisms:</text:p>
      <text:list text:style-name="L1">
        <text:list-item>
          <text:p text:style-name="P1"><text:span text:style-name="Strong_20_Emphasis">Heat loss to the cold air</text:span></text:p>
        </text:list-item>
        <text:list-item>
          <text:p text:style-name="P1"><text:span text:style-name="Strong_20_Emphasis">Convective heat loss due to wind</text:span></text:p>
        </text:list-item>
        <text:list-item>
          <text:p text:style-name="P1"><text:span text:style-name="Strong_20_Emphasis">Radiative heat gain from warmer neighbors</text:span></text:p>
        </text:list-item>
        <text:list-item>
          <text:p text:style-name="P1"><text:span text:style-name="Strong_20_Emphasis">Internal metabolic heating, increasing when body temperature deviates from optimum</text:span></text:p>
        </text:list-item>
      </text:list>
      <text:p text:style-name="Text_20_body">Let T(t) be the body temperature of a penguin at time t. The governing equation is:</text:p>
      <text:p text:style-name="Text_20_body"><draw:frame draw:style-name="fr1" draw:name="Object1" text:anchor-type="as-char" svg:y="-0.716cm" svg:width="10.365cm" svg:height="1.222cm" draw:z-index="0"><draw:object xlink:href="./Object 1" xlink:type="simple" xlink:show="embed" xlink:actuate="onLoad"/><draw:image xlink:href="./ObjectReplacements/Object 1" xlink:type="simple" xlink:show="embed" xlink:actuate="onLoad"/></draw:frame></text:p>
      <text:p text:style-name="Text_20_body"/>
      <text:p text:style-name="Text_20_body">Where:</text:p>
      <text:list text:style-name="L2">
        <text:list-item>
          <text:p text:style-name="P2"><draw:frame draw:style-name="fr1" draw:name="Object2" text:anchor-type="as-char" svg:y="-0.379cm" svg:width="0.601cm" svg:height="0.534cm" draw:z-index="1"><draw:object xlink:href="./Object 2" xlink:type="simple" xlink:show="embed" xlink:actuate="onLoad"/><draw:image xlink:href="./ObjectReplacements/Object 2" xlink:type="simple" xlink:show="embed" xlink:actuate="onLoad"/></draw:frame>​ is the ambient air temperature</text:p>
        </text:list-item>
        <text:list-item>
          <text:p text:style-name="P2"><draw:frame draw:style-name="fr1" draw:name="Object3" text:anchor-type="as-char" svg:y="-0.379cm" svg:width="0.228cm" svg:height="0.471cm" draw:z-index="2"><draw:object xlink:href="./Object 3" xlink:type="simple" xlink:show="embed" xlink:actuate="onLoad"/><draw:image xlink:href="./ObjectReplacements/Object 3" xlink:type="simple" xlink:show="embed" xlink:actuate="onLoad"/></draw:frame><text:s/>is the local wind speed</text:p>
        </text:list-item>
        <text:list-item>
          <text:p text:style-name="P2"><draw:frame draw:style-name="fr1" draw:name="Object4" text:anchor-type="as-char" svg:y="-0.379cm" svg:width="0.404cm" svg:height="0.534cm" draw:z-index="3"><draw:object xlink:href="./Object 4" xlink:type="simple" xlink:show="embed" xlink:actuate="onLoad"/><draw:image xlink:href="./ObjectReplacements/Object 4" xlink:type="simple" xlink:show="embed" xlink:actuate="onLoad"/></draw:frame>​ is the temperature of neighboring penguins</text:p>
        </text:list-item>
        <text:list-item>
          <text:p text:style-name="P2"><draw:frame draw:style-name="fr1" draw:name="Object5" text:anchor-type="as-char" svg:y="-0.379cm" svg:width="0.395cm" svg:height="0.534cm" draw:z-index="4"><draw:object xlink:href="./Object 5" xlink:type="simple" xlink:show="embed" xlink:actuate="onLoad"/><draw:image xlink:href="./ObjectReplacements/Object 5" xlink:type="simple" xlink:show="embed" xlink:actuate="onLoad"/></draw:frame>​ is the distance to neighbor <draw:frame draw:style-name="fr1" draw:name="Object6" text:anchor-type="as-char" svg:y="-0.379cm" svg:width="0.198cm" svg:height="0.471cm" draw:z-index="5"><draw:object xlink:href="./Object 6" xlink:type="simple" xlink:show="embed" xlink:actuate="onLoad"/><draw:image xlink:href="./ObjectReplacements/Object 6" xlink:type="simple" xlink:show="embed" xlink:actuate="onLoad"/></draw:frame></text:p>
        </text:list-item>
        <text:list-item>
          <text:p text:style-name="P2"><draw:frame draw:style-name="fr1" draw:name="Object7" text:anchor-type="as-char" svg:y="-0.379cm" svg:width="0.833cm" svg:height="0.534cm" draw:z-index="6"><draw:object xlink:href="./Object 7" xlink:type="simple" xlink:show="embed" xlink:actuate="onLoad"/><draw:image xlink:href="./ObjectReplacements/Object 7" xlink:type="simple" xlink:show="embed" xlink:actuate="onLoad"/></draw:frame>​ is the internal heat generation modeled as a sigmoid:</text:p>
        </text:list-item>
      </text:list>
      <text:p text:style-name="Text_20_body"><draw:frame draw:style-name="fr1" draw:name="Object8" text:anchor-type="as-char" svg:y="-0.621cm" svg:width="4.306cm" svg:height="1.078cm" draw:z-index="7"><draw:object xlink:href="./Object 8" xlink:type="simple" xlink:show="embed" xlink:actuate="onLoad"/><draw:image xlink:href="./ObjectReplacements/Object 8" xlink:type="simple" xlink:show="embed" xlink:actuate="onLoad"/></draw:frame><text:s/></text:p>
      <text:list text:style-name="L3">
        <text:list-item>
          <text:p text:style-name="P3"><text:soft-page-break/>Constants:</text:p>
          <text:list>
            <text:list-item>
              <text:p text:style-name="P3"><draw:frame draw:style-name="fr1" draw:name="Object9" text:anchor-type="as-char" svg:y="-0.379cm" svg:width="3.493cm" svg:height="0.534cm" draw:z-index="8"><draw:object xlink:href="./Object 9" xlink:type="simple" xlink:show="embed" xlink:actuate="onLoad"/><draw:image xlink:href="./ObjectReplacements/Object 9" xlink:type="simple" xlink:show="embed" xlink:actuate="onLoad"/></draw:frame>​ are tunable coefficients</text:p>
            </text:list-item>
            <text:list-item>
              <text:p text:style-name="P3"><draw:frame draw:style-name="fr1" draw:name="Object10" text:anchor-type="as-char" svg:y="-0.379cm" svg:width="0.217cm" svg:height="0.471cm" draw:z-index="9"><draw:object xlink:href="./Object 10" xlink:type="simple" xlink:show="embed" xlink:actuate="onLoad"/><draw:image xlink:href="./ObjectReplacements/Object 10" xlink:type="simple" xlink:show="embed" xlink:actuate="onLoad"/></draw:frame><text:s/>is a small constant to avoid division by zero</text:p>
            </text:list-item>
          </text:list>
        </text:list-item>
      </text:list>
      <text:p text:style-name="Horizontal_20_Line"/>
      <text:p text:style-name="Text_20_body"><text:span text:style-name="Strong_20_Emphasis">3. Discretized Difference Equation</text:span><text:line-break/>In the simulation, the equation is discretized using Euler's method:</text:p>
      <text:p text:style-name="Text_20_body"><draw:frame draw:style-name="fr1" draw:name="Object11" text:anchor-type="as-char" svg:y="-0.716cm" svg:width="12.044cm" svg:height="1.222cm" draw:z-index="10"><draw:object xlink:href="./Object 11" xlink:type="simple" xlink:show="embed" xlink:actuate="onLoad"/><draw:image xlink:href="./ObjectReplacements/Object 11" xlink:type="simple" xlink:show="embed" xlink:actuate="onLoad"/></draw:frame><text:s/></text:p>
      <text:p text:style-name="Text_20_body">Where Δt is the time step, and the summation is taken over the nearest neighbors within the perception radius.</text:p>
      <text:p text:style-name="Horizontal_20_Line"/>
      <text:p text:style-name="Text_20_body"><text:span text:style-name="Strong_20_Emphasis">4. Movement Model</text:span><text:line-break/>Penguins move according to thermal optimization rules:</text:p>
      <text:list text:style-name="L4">
        <text:list-item>
          <text:p text:style-name="P4">If too cold (<draw:frame draw:style-name="fr1" draw:name="Object12" text:anchor-type="as-char" svg:y="-0.379cm" svg:width="1.212cm" svg:height="0.534cm" draw:z-index="11"><draw:object xlink:href="./Object 12" xlink:type="simple" xlink:show="embed" xlink:actuate="onLoad"/><draw:image xlink:href="./ObjectReplacements/Object 12" xlink:type="simple" xlink:show="embed" xlink:actuate="onLoad"/></draw:frame>​), move toward warmer regions (i.e., climb temperature gradients)</text:p>
        </text:list-item>
        <text:list-item>
          <text:p text:style-name="P4">If too warm (<draw:frame draw:style-name="fr1" draw:name="Object13" text:anchor-type="as-char" svg:y="-0.379cm" svg:width="1.212cm" svg:height="0.534cm" draw:z-index="12"><draw:object xlink:href="./Object 13" xlink:type="simple" xlink:show="embed" xlink:actuate="onLoad"/><draw:image xlink:href="./ObjectReplacements/Object 13" xlink:type="simple" xlink:show="embed" xlink:actuate="onLoad"/></draw:frame>​), move away from neighbors</text:p>
        </text:list-item>
        <text:list-item>
          <text:p text:style-name="P4">If temperature exceeds survivable bounds, the penguin is removed (assigned a negative position)</text:p>
        </text:list-item>
      </text:list>
      <text:p text:style-name="Text_20_body">Motion also accounts for:</text:p>
      <text:list text:style-name="L5">
        <text:list-item>
          <text:p text:style-name="P5">Repulsion if agents are too close (hard-stop distance)</text:p>
        </text:list-item>
        <text:list-item>
          <text:p text:style-name="P5">Recentering of the group by shifting all positions to maintain centrality in the grid</text:p>
        </text:list-item>
      </text:list>
      <text:p text:style-name="Horizontal_20_Line"/>
      <text:p text:style-name="Text_20_body"><text:span text:style-name="Strong_20_Emphasis">5. Wind and Flow Field</text:span><text:line-break/>Wind flow around each penguin is modeled as flow around a cylinder using potential flow approximations. The velocity field is summed over all penguins to compute local wind speeds.</text:p>
      <text:p text:style-name="Horizontal_20_Line"/>
      <text:p text:style-name="Text_20_body"><text:span text:style-name="Strong_20_Emphasis">6. Summary</text:span><text:line-break/>This simulation blends thermodynamics, fluid dynamics, and biologically inspired behavior to model collective adaptation in extreme climates. It allows for real-time visualization of how simple local rules can give rise to complex group-level strategies for survival.</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22:52:01.004967000</meta:creation-date>
    <dc:date>2025-03-30T23:07:00.538596000</dc:date>
    <meta:editing-duration>PT4M31S</meta:editing-duration>
    <meta:editing-cycles>1</meta:editing-cycles>
    <meta:document-statistic meta:table-count="0" meta:image-count="0" meta:object-count="13" meta:page-count="2" meta:paragraph-count="32" meta:word-count="461" meta:character-count="3063" meta:non-whitespace-character-count="2539"/>
    <meta:generator>LibreOffice/25.2.1.2$MacOSX_X86_64 LibreOffice_project/d3abf4aee5fd705e4a92bba33a32f40bc4e56f49</meta:generator>
  </office:meta>
</office:document-meta>
</file>

<file path=Object 1/content.xml><?xml version="1.0" encoding="utf-8"?>
<math xmlns="http://www.w3.org/1998/Math/MathML" display="block">
  <semantics>
    <mrow>
      <mrow>
        <mfrac>
          <mi mathvariant="italic">dT</mi>
          <mi mathvariant="italic">dt</mi>
        </mfrac>
        <mo stretchy="false">=</mo>
        <mrow>
          <mo stretchy="false">−</mo>
          <msub>
            <mi>k</mi>
            <mi mathvariant="italic">air</mi>
          </msub>
        </mrow>
      </mrow>
      <mrow>
        <mrow>
          <mo fence="true" form="prefix" stretchy="false">(</mo>
          <mrow>
            <mrow>
              <mi>T</mi>
              <mo stretchy="false">−</mo>
              <msub>
                <mi>T</mi>
                <mi mathvariant="italic">air</mi>
              </msub>
            </mrow>
          </mrow>
          <mo fence="true" form="postfix" stretchy="false">)</mo>
        </mrow>
        <mo stretchy="false">−</mo>
        <msub>
          <mi>k</mi>
          <mi mathvariant="italic">wind</mi>
        </msub>
      </mrow>
      <mrow>
        <msup>
          <mi>v</mi>
          <mn>0.6</mn>
        </msup>
        <mo stretchy="false">+</mo>
        <msub>
          <mi>Q</mi>
          <mi mathvariant="italic">body</mi>
        </msub>
        <mo stretchy="false">+</mo>
        <msub>
          <mi>k</mi>
          <mi mathvariant="italic">rad</mi>
        </msub>
      </mrow>
      <mrow>
        <munderover>
          <mo stretchy="false">∑</mo>
          <mrow>
            <mi>j</mi>
            <mo stretchy="false">=</mo>
            <mn>1</mn>
          </mrow>
          <mi>n</mi>
        </munderover>
        <mfrac>
          <mrow>
            <mi mathvariant="italic">max</mi>
            <mrow>
              <mo fence="true" form="prefix" stretchy="false">(</mo>
              <mrow>
                <mrow>
                  <mn>0</mn>
                  <mi>,</mi>
                  <mrow>
                    <msub>
                      <mi>T</mi>
                      <mi>j</mi>
                    </msub>
                    <mo stretchy="false">−</mo>
                    <mi>T</mi>
                  </mrow>
                </mrow>
              </mrow>
              <mo fence="true" form="postfix" stretchy="false">)</mo>
            </mrow>
          </mrow>
          <mrow>
            <msubsup>
              <mi>d</mi>
              <mi mathvariant="italic">ij</mi>
              <mn>2</mn>
            </msubsup>
            <mo stretchy="false">+</mo>
            <mi mathvariant="italic">epsilon</mi>
          </mrow>
        </mfrac>
      </mrow>
    </mrow>
    <annotation encoding="StarMath 5.0">frac{dT}{dt} = -k_{air} (T - T_{air}) - k_{wind} v^{0.6} + Q_{body} + k_{rad} sum from {j = 1} to {n} { {max(0, T_j - T)} over {d_{ij}^2 + epsilon} } </annotation>
  </semantics>
</math>
</file>

<file path=Object 10/content.xml><?xml version="1.0" encoding="utf-8"?>
<math xmlns="http://www.w3.org/1998/Math/MathML" display="block">
  <semantics>
    <mi>ϵ</mi>
    <annotation encoding="StarMath 5.0">ϵ</annotation>
  </semantics>
</math>
</file>

<file path=Object 11/content.xml><?xml version="1.0" encoding="utf-8"?>
<math xmlns="http://www.w3.org/1998/Math/MathML" display="block">
  <semantics>
    <mrow>
      <mrow>
        <msub>
          <mi>T</mi>
          <mrow>
            <mi>t</mi>
            <mo stretchy="false">+</mo>
            <mn>1</mn>
          </mrow>
        </msub>
        <mo stretchy="false">=</mo>
        <mrow>
          <msub>
            <mi>T</mi>
            <mi>t</mi>
          </msub>
          <mo stretchy="false">−</mo>
          <mi>Δ</mi>
        </mrow>
      </mrow>
      <mrow>
        <mi>t</mi>
        <mo stretchy="false">⋅</mo>
        <mrow>
          <mo fence="true" form="prefix" stretchy="false">(</mo>
          <mrow>
            <mrow>
              <msub>
                <mi>k</mi>
                <mi mathvariant="italic">air</mi>
              </msub>
              <mrow>
                <mrow>
                  <mo fence="true" form="prefix" stretchy="false">(</mo>
                  <mrow>
                    <mrow>
                      <msub>
                        <mi>T</mi>
                        <mi>t</mi>
                      </msub>
                      <mo stretchy="false">−</mo>
                      <msub>
                        <mi>T</mi>
                        <mi mathvariant="italic">air</mi>
                      </msub>
                    </mrow>
                  </mrow>
                  <mo fence="true" form="postfix" stretchy="false">)</mo>
                </mrow>
                <mo stretchy="false">+</mo>
                <msub>
                  <mi>k</mi>
                  <mi mathvariant="italic">wind</mi>
                </msub>
              </mrow>
              <mrow>
                <msup>
                  <mi>v</mi>
                  <mn>0.6</mn>
                </msup>
                <mo stretchy="false">−</mo>
                <msub>
                  <mi>Q</mi>
                  <mi mathvariant="italic">body</mi>
                </msub>
                <mo stretchy="false">−</mo>
                <msub>
                  <mi>k</mi>
                  <mi mathvariant="italic">rad</mi>
                </msub>
              </mrow>
              <mrow>
                <munderover>
                  <mo stretchy="false">∑</mo>
                  <mrow>
                    <mi>j</mi>
                    <mo stretchy="false">=</mo>
                    <mn>1</mn>
                  </mrow>
                  <mi>n</mi>
                </munderover>
                <mfrac>
                  <mrow>
                    <mi mathvariant="italic">max</mi>
                    <mrow>
                      <mo fence="true" form="prefix" stretchy="false">(</mo>
                      <mrow>
                        <mrow>
                          <mn>0</mn>
                          <mi>,</mi>
                          <mrow>
                            <msub>
                              <mi>T</mi>
                              <mi>j</mi>
                            </msub>
                            <mo stretchy="false">−</mo>
                            <msub>
                              <mi>T</mi>
                              <mi>t</mi>
                            </msub>
                          </mrow>
                        </mrow>
                      </mrow>
                      <mo fence="true" form="postfix" stretchy="false">)</mo>
                    </mrow>
                  </mrow>
                  <mrow>
                    <msubsup>
                      <mi>d</mi>
                      <mi mathvariant="italic">ij</mi>
                      <mn>2</mn>
                    </msubsup>
                    <mo stretchy="false">+</mo>
                    <mi mathvariant="italic">epsilon</mi>
                  </mrow>
                </mfrac>
              </mrow>
            </mrow>
          </mrow>
          <mo fence="true" form="postfix" stretchy="false">)</mo>
        </mrow>
      </mrow>
    </mrow>
    <annotation encoding="StarMath 5.0">T_{t+1} = T_t - Δ t cdot ( k_{air} (T_t - T_{air}) + k_{wind} v^{0.6} - Q_{body} - k_{rad} sum from {j = 1} to {n} { {max(0, T_j - T_t)} over {d_{ij}^2 + epsilon} } )
</annotation>
  </semantics>
</math>
</file>

<file path=Object 12/content.xml><?xml version="1.0" encoding="utf-8"?>
<math xmlns="http://www.w3.org/1998/Math/MathML" display="block">
  <semantics>
    <mrow>
      <mi>T</mi>
      <mo stretchy="false">&lt;</mo>
      <msub>
        <mi>T</mi>
        <mi mathvariant="italic">opt</mi>
      </msub>
    </mrow>
    <annotation encoding="StarMath 5.0">T&lt;T_opt</annotation>
  </semantics>
</math>
</file>

<file path=Object 13/content.xml><?xml version="1.0" encoding="utf-8"?>
<math xmlns="http://www.w3.org/1998/Math/MathML" display="block">
  <semantics>
    <mrow>
      <mi>T</mi>
      <mo stretchy="false">&gt;</mo>
      <msub>
        <mi>T</mi>
        <mi mathvariant="italic">opt</mi>
      </msub>
    </mrow>
    <annotation encoding="StarMath 5.0">T&gt;T_opt</annotation>
  </semantics>
</math>
</file>

<file path=Object 2/content.xml><?xml version="1.0" encoding="utf-8"?>
<math xmlns="http://www.w3.org/1998/Math/MathML" display="block">
  <semantics>
    <msub>
      <mi>T</mi>
      <mi mathvariant="italic">air</mi>
    </msub>
    <annotation encoding="StarMath 5.0">T_air</annotation>
  </semantics>
</math>
</file>

<file path=Object 3/content.xml><?xml version="1.0" encoding="utf-8"?>
<math xmlns="http://www.w3.org/1998/Math/MathML" display="block">
  <semantics>
    <mi>v</mi>
    <annotation encoding="StarMath 5.0">v</annotation>
  </semantics>
</math>
</file>

<file path=Object 4/content.xml><?xml version="1.0" encoding="utf-8"?>
<math xmlns="http://www.w3.org/1998/Math/MathML" display="block">
  <semantics>
    <msub>
      <mi>T</mi>
      <mi>j</mi>
    </msub>
    <annotation encoding="StarMath 5.0">T_j</annotation>
  </semantics>
</math>
</file>

<file path=Object 5/content.xml><?xml version="1.0" encoding="utf-8"?>
<math xmlns="http://www.w3.org/1998/Math/MathML" display="block">
  <semantics>
    <msub>
      <mi>d</mi>
      <mi mathvariant="italic">ij</mi>
    </msub>
    <annotation encoding="StarMath 5.0">d_{ij}</annotation>
  </semantics>
</math>
</file>

<file path=Object 6/content.xml><?xml version="1.0" encoding="utf-8"?>
<math xmlns="http://www.w3.org/1998/Math/MathML" display="block">
  <semantics>
    <mi>j</mi>
    <annotation encoding="StarMath 5.0">j</annotation>
  </semantics>
</math>
</file>

<file path=Object 7/content.xml><?xml version="1.0" encoding="utf-8"?>
<math xmlns="http://www.w3.org/1998/Math/MathML" display="block">
  <semantics>
    <msub>
      <mi>Q</mi>
      <mi mathvariant="italic">body</mi>
    </msub>
    <annotation encoding="StarMath 5.0">Q_{body}</annotation>
  </semantics>
</math>
</file>

<file path=Object 8/content.xml><?xml version="1.0" encoding="utf-8"?>
<math xmlns="http://www.w3.org/1998/Math/MathML" display="block">
  <semantics>
    <mrow>
      <msub>
        <mi>Q</mi>
        <mi mathvariant="italic">body</mi>
      </msub>
      <mrow>
        <mi>​</mi>
        <mo stretchy="false">=</mo>
        <msub>
          <mi>k</mi>
          <mi mathvariant="italic">body</mi>
        </msub>
      </mrow>
      <mfrac>
        <mn>1</mn>
        <mrow>
          <mrow>
            <mn>1</mn>
            <mo stretchy="false">+</mo>
            <msup>
              <mi>e</mi>
              <mrow>
                <mi>−</mi>
                <mn>5</mn>
                <mrow>
                  <mo fence="true" form="prefix" stretchy="false">(</mo>
                  <mrow>
                    <mrow>
                      <msub>
                        <mi>T</mi>
                        <mi mathvariant="italic">opt</mi>
                      </msub>
                      <mi>​</mi>
                      <mi>−</mi>
                      <mi>T</mi>
                    </mrow>
                  </mrow>
                  <mo fence="true" form="postfix" stretchy="false">)</mo>
                </mrow>
              </mrow>
            </msup>
          </mrow>
          <mi>​</mi>
        </mrow>
      </mfrac>
    </mrow>
    <annotation encoding="StarMath 5.0">Q_{body}​=k_body frac {1} {1+e^{−5(T_opt​−T)}​} </annotation>
  </semantics>
</math>
</file>

<file path=Object 9/content.xml><?xml version="1.0" encoding="utf-8"?>
<math xmlns="http://www.w3.org/1998/Math/MathML" display="block">
  <semantics>
    <mrow>
      <msub>
        <mi>k</mi>
        <mi mathvariant="italic">air</mi>
      </msub>
      <mi>​</mi>
      <mi>,</mi>
      <msub>
        <mi>k</mi>
        <mi mathvariant="italic">wind</mi>
      </msub>
      <mi>​</mi>
      <mi>,</mi>
      <msub>
        <mi>k</mi>
        <mi mathvariant="italic">rad</mi>
      </msub>
      <mi>​</mi>
      <mi>,</mi>
      <msub>
        <mi>k</mi>
        <mi mathvariant="italic">body</mi>
      </msub>
    </mrow>
    <annotation encoding="StarMath 5.0">k_air​,k_wind​,k_rad​,k_body</annotation>
  </semantics>
</math>
</file>